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4pt" officeooo:rsid="001b3891" officeooo:paragraph-rsid="001b3891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4pt" officeooo:rsid="001b3891" officeooo:paragraph-rsid="001b3891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officeooo:rsid="001ba39a" officeooo:paragraph-rsid="001ba39a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officeooo:rsid="001b3891" officeooo:paragraph-rsid="001b3891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officeooo:rsid="001b3891" officeooo:paragraph-rsid="001ba39a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officeooo:rsid="001ba39a" officeooo:paragraph-rsid="001ba39a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officeooo:rsid="001cd5d0" officeooo:paragraph-rsid="001cd5d0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officeooo:rsid="001b3891" officeooo:paragraph-rsid="001b3891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officeooo:rsid="001ba39a" officeooo:paragraph-rsid="001ba39a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1ba39a" officeooo:paragraph-rsid="001ba39a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officeooo:rsid="001ba39a" officeooo:paragraph-rsid="001ba39a" style:font-size-asian="10.5pt" style:font-style-asian="normal" style:font-size-complex="12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officeooo:rsid="001ba39a" officeooo:paragraph-rsid="001ba39a" style:font-size-asian="10.5pt" style:font-style-asian="normal" style:font-size-complex="12pt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ece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ções Métodos de Programação</text:p>
      <text:p text:style-name="P1"/>
      <text:p text:style-name="P1">Nome: Gabriel Porto Oliveira</text:p>
      <text:p text:style-name="P1">180058975</text:p>
      <text:p text:style-name="P1"/>
      <text:p text:style-name="P2">Arvores.cpp</text:p>
      <text:p text:style-name="P2"/>
      <text:p text:style-name="P8">Arvore * a =treeVazia()</text:p>
      <text:p text:style-name="P4"/>
      <text:p text:style-name="P4">Retorna um ponteiro do tipo Arvore NULL.</text:p>
      <text:p text:style-name="P4"/>
      <text:p text:style-name="P8">Arvore * insere(Arvore * a, char * palavra)</text:p>
      <text:p text:style-name="P4"/>
      <text:p text:style-name="P4">Recebe o ponteiro da árvore e a palavra, insere e retorna o novo ponteiro.</text:p>
      <text:p text:style-name="P4"/>
      <text:p text:style-name="P8">Arvore * excluir(Arvore * a, char * palavra)</text:p>
      <text:p text:style-name="P8"/>
      <text:p text:style-name="P10">Recebe o ponteiro da árvore e a palavra e exclui o nodo com a palavra.</text:p>
      <text:p text:style-name="P10"/>
      <text:p text:style-name="P9">Arvore * libera(Arvore *a)</text:p>
      <text:p text:style-name="P4"/>
      <text:p text:style-name="P10">Recebe o ponteiro da árvore e libera o espaço de memória, retorna um ponteiro NULL.</text:p>
      <text:p text:style-name="P10"/>
      <text:p text:style-name="P10"><text:span text:style-name="T1">int altura(Arvore * a)</text:span> </text:p>
      <text:p text:style-name="P4"/>
      <text:p text:style-name="P6">Recebe o ponteiro da árvore e retorna sua altura, utiliza a função max.</text:p>
      <text:p text:style-name="P6"/>
      <text:p text:style-name="P11">int max(int a, int b)</text:p>
      <text:p text:style-name="P11"/>
      <text:p text:style-name="P12">Recebe dois valores e retorna o maior, utilizada na função altura.</text:p>
      <text:p text:style-name="P12"/>
      <text:p text:style-name="P11"><text:bookmark-start text:name="__DdeLink__0_93566206"/>void preOrdem(Arvore* a)</text:p>
      <text:p text:style-name="P4"/>
      <text:p text:style-name="P6">Escreve a função da forma raiz, esquerda, direita.<text:bookmark-end text:name="__DdeLink__0_93566206"/></text:p>
      <text:p text:style-name="P6"/>
      <text:p text:style-name="P11">void inOrdem(Arvore* a)</text:p>
      <text:p text:style-name="P5"/>
      <text:p text:style-name="P6">Escreve a função da forma esquerda, <text:s/>raiz, direita.</text:p>
      <text:p text:style-name="P6"/>
      <text:p text:style-name="P11">void posOrdem(Arvore* a)</text:p>
      <text:p text:style-name="P5"/>
      <text:p text:style-name="P6">Escreve a função da forma esquerda, direita, raiz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oft-page-break/>Funcoes.cpp</text:p>
      <text:p text:style-name="P3"/>
      <text:p text:style-name="P6">Arvore * iniciarArvore()</text:p>
      <text:p text:style-name="P6"/>
      <text:p text:style-name="P7">Lê o arquivo .txt e monta a árvore de acordo com o que foi lido.</text:p>
      <text:p text:style-name="P7"/>
      <text:p text:style-name="P7">Arvore * salvarArvore(Arvore * tree)</text:p>
      <text:p text:style-name="P7"/>
      <text:p text:style-name="P7">Recebe o ponteiro da árvore e a escreve no arquivo txt. Infelizmente eu não consegui fazer com que a árvore seja salva no txt da maneira certa.</text:p>
      <text:p text:style-name="P7"/>
      <text:p text:style-name="P7">void menuJogo() </text:p>
      <text:p text:style-name="P7"/>
      <text:p text:style-name="P7">Este é o menu do jogo com um switch case de onde chama as outras funcionalidades.</text:p>
      <text:p text:style-name="P7"/>
      <text:p text:style-name="P7">Arvore * iniciarJogo(Arvore * tree)</text:p>
      <text:p text:style-name="P7"/>
      <text:p text:style-name="P7">Recebe o ponteiro da árvore e começa o jogo caso a resposta não esteja na árvore e possível acrescentá-la. <text:span text:style-name="T2">Retorna o ponteiro da raiz da árvore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4:23:08.243611395</meta:creation-date>
    <dc:date>2018-04-11T14:56:33.323381549</dc:date>
    <meta:editing-duration>PT1M52S</meta:editing-duration>
    <meta:editing-cycles>2</meta:editing-cycles>
    <meta:generator>LibreOffice/5.4.5.1$Linux_X86_64 LibreOffice_project/40m0$Build-1</meta:generator>
    <meta:document-statistic meta:table-count="0" meta:image-count="0" meta:object-count="0" meta:page-count="2" meta:paragraph-count="31" meta:word-count="251" meta:character-count="1438" meta:non-whitespace-character-count="1215"/>
  </office:meta>
</office:document-meta>
</file>